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xels heeft voor een Sportlink een systeem gebouwd dat een totaal oplossing biedt voor sportbonden, verenigingen, leden en andere betrokken partijen die onderdeel uitmaken van de gehele informatiestroom omtrent de organisatie van sportcompetities. De complete software architectuur is opgezet rondom het concept van een 'service georienteerde applicatie' dat betekent dat de functies die de applicatie biedt gemakkelijk uitgebreid kunnen worden zonder dat daarvoor de gehele applicatie opnieuw dient te worden getest en uitgebracht. Omdat <text:s/>hierbij de functionaliteit los wordt ontwikkeld van de gebruikersinterface is het eenvoudig om deze in verschillende verschijningsvormen aan te bieden. Daarnaast is het eenvoudig voor derden om online deze zelfde functionaliteit te benaderen zonder dat daarvoor de door Sportlink gekozen gebruikersinterface wordt gebruikt. Dit houdt ondermeer in dat applicaties van anderen gekoppeld kunnen worden met functionaliteit van het Sportlink systeem.</text:p>
      <text:p text:style-name="Standard"/>
      <text:p text:style-name="Standard">Vanuit een perspectief van informatiebehoefte wordt het nut aangetoond van een service georienteerde architectuur en hoe het Navajo framewerk hiervoor wordt ingezet, in de context van een sportvereniging. De informatiebehoefte verschilt per betrokken partij, denk hierbij aan de ledenadministrateur, de penningmeester, de wedstrijdsecretaris, het spelend lid, de supporter of de bond. In eerste instantie wordt de informatiebehoefte van deze betrokkenen beschreven. Uiteindelijk wordt het kiwi-model gebruikt om vanuit een systeemperspectief de gehele wereld van de Sportlink verenigingsoplossing te beschrijven.</text:p>
      <text:p text:style-name="Standard"/>
      <text:p text:style-name="Standard">De ledenadministrateur</text:p>
      <text:p text:style-name="Standard">De primaire taak van de ledenadministrateur is het actueel houden van het ledenbestand van de vereniging en zorg te dragen voor o.a. het doorgeven van adreswijzigingen en nieuwe aanmeldingen naar de bond. <text:s/>Ter ondersteuning van deze taken is de Sportlink Club applicatie ontwikkeld, een <text:s/>ledenadministratiesysteem voor verenigingen in de sportwereld, ter vervanging van de papieren stroom van ledenmutaties tussen de vereniging en de bo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09T14:11:04</dc:date>
    <dc:language>en-US</dc:language>
    <meta:editing-cycles>12</meta:editing-cycles>
    <meta:editing-duration>PT2H28M39S</meta:editing-duration>
    <meta:user-defined meta:name="Info 1"/>
    <meta:user-defined meta:name="Info 2"/>
    <meta:user-defined meta:name="Info 3"/>
    <meta:user-defined meta:name="Info 4"/>
    <meta:document-statistic meta:table-count="0" meta:image-count="0" meta:object-count="0" meta:page-count="1" meta:paragraph-count="4" meta:word-count="280" meta:character-count="2060"/>
  </office:meta>
</office:document-meta>
</file>